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7826" draw:textarea-horizontal-align="justify" draw:textarea-vertical-align="middle" draw:auto-grow-height="false" fo:min-height="5.084cm" fo:min-width="2.497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5.084cm" fo:min-width="2.497cm"/>
    </style:style>
    <style:style style:name="gr3" style:family="graphic" style:parent-style-name="objectwithoutfill">
      <style:graphic-properties draw:stroke="solid"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5.084cm" fo:min-width="2.492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1.782cm" fo:min-width="2.492cm"/>
    </style:style>
    <style:style style:name="gr6" style:family="graphic" style:parent-style-name="standard">
      <style:graphic-properties svg:stroke-width="0.081cm" svg:stroke-color="#009999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cc0000" draw:fill-color="#ff0000" draw:textarea-horizontal-align="justify" draw:textarea-vertical-align="middle" draw:auto-grow-height="false" fo:min-height="1.782cm" fo:min-width="2.492cm"/>
    </style:style>
    <style:style style:name="gr8" style:family="graphic" style:parent-style-name="standard">
      <style:graphic-properties draw:fill-color="#009933" draw:opacity="100%" draw:textarea-horizontal-align="justify" draw:textarea-vertical-align="middle" draw:auto-grow-height="false" fo:min-height="1.782cm" fo:min-width="2.49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007826"/>
      <style:paragraph-properties fo:text-align="center"/>
      <style:text-properties fo:color="#ffffff" fo:font-size="16pt"/>
    </style:style>
    <style:style style:name="P3" style:family="paragraph">
      <style:paragraph-properties fo:margin-top="0.152cm" fo:margin-bottom="0cm"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-color="#004586"/>
      <style:paragraph-properties fo:text-align="center"/>
      <style:text-properties fo:color="#ffffff"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457cm" fo:margin-right="0.406cm" fo:text-align="center" fo:text-indent="0cm"/>
    </style:style>
    <style:style style:name="P8" style:family="paragraph">
      <style:paragraph-properties fo:margin-left="0.406cm" fo:margin-right="0.406cm" fo:text-align="center" fo:text-indent="0cm"/>
    </style:style>
    <style:style style:name="P9" style:family="paragraph">
      <loext:graphic-properties draw:fill-color="#004586"/>
      <style:paragraph-properties fo:margin-left="0.457cm" fo:margin-right="0.406cm" fo:text-align="center" fo:text-indent="0cm"/>
      <style:text-properties fo:color="#ffffff" fo:font-size="16pt"/>
    </style:style>
    <style:style style:name="P10" style:family="paragraph">
      <loext:graphic-properties draw:fill-color="#0066cc"/>
      <style:paragraph-properties fo:margin-left="0.457cm" fo:margin-right="0.406cm" fo:text-align="center" fo:text-indent="0cm"/>
      <style:text-properties fo:color="#ffffff" fo:font-size="16pt"/>
    </style:style>
    <style:style style:name="P11" style:family="paragraph">
      <style:paragraph-properties fo:margin-left="0.864cm" fo:margin-right="0.406cm" fo:text-align="center" fo:text-indent="-0.305cm"/>
    </style:style>
    <style:style style:name="P12" style:family="paragraph">
      <loext:graphic-properties draw:fill-color="#ff0000"/>
      <style:paragraph-properties fo:margin-left="0.864cm" fo:margin-right="0.406cm" fo:text-align="center" fo:text-indent="-0.305cm"/>
      <style:text-properties fo:color="#ffffff" fo:font-size="16pt"/>
    </style:style>
    <style:style style:name="P13" style:family="paragraph">
      <style:paragraph-properties fo:margin-left="0.965cm" fo:margin-right="0.406cm" fo:text-align="center" fo:text-indent="-0.457cm"/>
    </style:style>
    <style:style style:name="P14" style:family="paragraph">
      <loext:graphic-properties draw:fill-color="#009933" draw:opacity="100%"/>
      <style:paragraph-properties fo:margin-left="0.965cm" fo:margin-right="0.406cm" fo:text-align="center" fo:text-indent="-0.457cm"/>
      <style:text-properties fo:color="#ffffff" fo:font-size="16pt"/>
    </style:style>
    <style:style style:name="P1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fo:color="#ffffff" fo:font-size="16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16pt" style:font-size-asian="15pt" style:font-size-complex="15pt"/>
    </style:style>
    <style:style style:name="T4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97cm" svg:height="5.334cm" svg:x="3.413cm" svg:y="6.715cm">
          <text:p text:style-name="P1"><text:span text:style-name="T1">Input </text:span></text:p>
          <text:p text:style-name="P1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997cm" svg:height="5.334cm" svg:x="8.313cm" svg:y="6.71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STM </text:span></text:p>
          <text:p text:style-name="P1"><text:span text:style-name="T1">NN</text:span></text:p>
          <text:p text:style-name="P1"><text:span text:style-name="T1"/></text:p>
          <text:p text:style-name="P3"><text:span text:style-name="T2">Layers: 1</text:span></text:p>
          <text:p text:style-name="P3"><text:span text:style-name="T2">Size: [25-35]</text:span></text:p>
          <text:p text:style-name="P3"><text:span text:style-name="T2">Time</text:span></text:p>
          <text:p text:style-name="P4"><text:span text:style-name="T2">steps: 12</text:span></text:p>
          <text:p text:style-name="P1"><text:span text:style-name="T2"/></text:p>
          <text:p text:style-name="P1"><text:span text:style-name="T2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6.38cm" svg:y1="9.382cm" svg:x2="8.412cm" svg:y2="9.382cm">
          <text:p/>
        </draw:line>
        <draw:custom-shape draw:style-name="gr4" draw:text-style-name="P9" draw:layer="layout" svg:width="2.992cm" svg:height="5.334cm" svg:x="13.213cm" svg:y="6.715cm">
          <text:p text:style-name="P7"><text:span text:style-name="T3"/></text:p>
          <text:p text:style-name="P7"><text:span text:style-name="T3">Linear</text:span></text:p>
          <text:p text:style-name="P8"><text:span text:style-name="T3">Regression</text:span></text:p>
          <text:p text:style-name="P7"><text:span text:style-name="T3"/></text:p>
          <text:p text:style-name="P7"><text:span text:style-name="T3"/></text:p>
          <text:p text:style-name="P7"><text:span text:style-name="T2">wx + b</text:span></text:p>
          <text:p text:style-name="P7"><text:span text:style-name="T1"/></text:p>
          <text:p text:style-name="P7"><text:span text:style-name="T1"/></text:p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1.26cm" svg:y1="9.382cm" svg:x2="13.292cm" svg:y2="9.382cm">
          <text:p/>
        </draw:line>
        <draw:custom-shape draw:style-name="gr5" draw:text-style-name="P10" draw:layer="layout" svg:width="2.992cm" svg:height="2.032cm" svg:x="18.145cm" svg:y="8.366cm">
          <text:p text:style-name="P7"><text:span text:style-name="T3"/></text:p>
          <text:p text:style-name="P7"><text:span text:style-name="T3"/></text:p>
          <text:p text:style-name="P7"><text:span text:style-name="T3">Sales</text:span></text:p>
          <text:p text:style-name="P7"><text:span text:style-name="T3">Prediction</text:span></text:p>
          <text:p text:style-name="P7"><text:span text:style-name="T1"/></text:p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6.24cm" svg:y1="9.382cm" svg:x2="18.272cm" svg:y2="9.382cm">
          <text:p/>
        </draw:line>
        <draw:custom-shape draw:style-name="gr5" draw:text-style-name="P10" draw:layer="layout" svg:width="2.992cm" svg:height="2.032cm" svg:x="18.145cm" svg:y="11.666cm">
          <text:p text:style-name="P7"><text:span text:style-name="T3"/></text:p>
          <text:p text:style-name="P7"><text:span text:style-name="T3">Real</text:span></text:p>
          <text:p text:style-name="P7"><text:span text:style-name="T3">Sales</text:span></text:p>
          <text:p text:style-name="P7"><text:span text:style-name="T1"/></text:p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9.542cm" svg:y1="10.298cm" svg:x2="19.542cm" svg:y2="11.895cm">
          <text:p/>
        </draw:line>
        <draw:custom-shape draw:style-name="gr7" draw:text-style-name="P12" draw:layer="layout" svg:width="2.992cm" svg:height="2.032cm" svg:x="21.745cm" svg:y="9.966cm">
          <text:p text:style-name="P11"><text:span text:style-name="T3"/></text:p>
          <text:p text:style-name="P11"><text:span text:style-name="T3">Mean </text:span></text:p>
          <text:p text:style-name="P11"><text:span text:style-name="T3">Squared </text:span></text:p>
          <text:p text:style-name="P11"><text:span text:style-name="T3">Error</text:span></text:p>
          <text:p text:style-name="P1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9.72cm" svg:y1="11.082cm" svg:x2="21.752cm" svg:y2="11.082cm">
          <text:p/>
        </draw:line>
        <draw:custom-shape draw:style-name="gr8" draw:text-style-name="P14" draw:layer="layout" svg:width="2.992cm" svg:height="2.032cm" svg:x="21.745cm" svg:y="5.966cm">
          <text:p text:style-name="P13"><text:span text:style-name="T3"/></text:p>
          <text:p text:style-name="P13"><text:span text:style-name="T3">Adagrad </text:span></text:p>
          <text:p text:style-name="P13"><text:span text:style-name="T3">optimizer</text:span></text:p>
          <text:p text:style-name="P1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23.316cm" svg:y1="9.998cm" svg:x2="23.316cm" svg:y2="7.966cm">
          <text:p/>
        </draw:line>
        <draw:line draw:style-name="gr3" draw:text-style-name="P6" draw:layer="layout" svg:x1="21.752cm" svg:y1="6.982cm" svg:x2="16.24cm" svg:y2="6.969cm">
          <text:p/>
        </draw:line>
        <draw:line draw:style-name="gr3" draw:text-style-name="P6" draw:layer="layout" svg:x1="13.252cm" svg:y1="6.982cm" svg:x2="11.22cm" svg:y2="6.982cm">
          <text:p/>
        </draw:line>
        <draw:frame draw:style-name="gr9" draw:text-style-name="P15" draw:layer="layout" svg:width="3.556cm" svg:height="1.673cm" svg:x="17.891cm" svg:y="5.907cm">
          <draw:text-box>
            <text:p><text:span text:style-name="T4">Clipped Gradients: 0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5:33:11.712935517</meta:creation-date>
    <dc:date>2018-08-23T17:48:19.506561962</dc:date>
    <meta:editing-duration>PT1H34M16S</meta:editing-duration>
    <meta:editing-cycles>18</meta:editing-cycles>
    <meta:generator>LibreOffice/5.1.6.2$Linux_X86_64 LibreOffice_project/10m0$Build-2</meta:generator>
    <meta:document-statistic meta:object-count="16"/>
  </office:meta>
</office:document-meta>
</file>